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4ffa" officeooo:paragraph-rsid="00104ffa"/>
    </style:style>
    <style:style style:name="P2" style:family="paragraph" style:parent-style-name="Standard" style:list-style-name="L2">
      <style:text-properties officeooo:rsid="00104ffa" officeooo:paragraph-rsid="00104ffa"/>
    </style:style>
    <style:style style:name="P3" style:family="paragraph" style:parent-style-name="Standard" style:list-style-name="L3">
      <style:text-properties officeooo:rsid="00104ffa" officeooo:paragraph-rsid="00104ffa"/>
    </style:style>
    <style:style style:name="P4" style:family="paragraph" style:parent-style-name="Standard" style:list-style-name="L4">
      <style:text-properties officeooo:rsid="00104ffa" officeooo:paragraph-rsid="00104ffa"/>
    </style:style>
    <style:style style:name="P5" style:family="paragraph" style:parent-style-name="Standard" style:list-style-name="L6">
      <style:text-properties officeooo:rsid="00104ffa" officeooo:paragraph-rsid="00104ffa"/>
    </style:style>
    <style:style style:name="P6" style:family="paragraph" style:parent-style-name="Standard" style:list-style-name="L7">
      <style:text-properties officeooo:rsid="00104ffa" officeooo:paragraph-rsid="00104ffa"/>
    </style:style>
    <style:style style:name="P7" style:family="paragraph" style:parent-style-name="Standard">
      <style:text-properties officeooo:paragraph-rsid="00104ffa"/>
    </style:style>
    <style:style style:name="P8" style:family="paragraph" style:parent-style-name="Standard" style:list-style-name="L4">
      <style:text-properties officeooo:paragraph-rsid="00104ffa"/>
    </style:style>
    <style:style style:name="T1" style:family="text">
      <style:text-properties officeooo:rsid="00104ffa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Needed for Logins </text:p>
      <text:p text:style-name="P1"/>
      <text:p text:style-name="P7"><text:span text:style-name="T1">User:- </text:span></text:p>
      <text:list xml:id="list2117283284" text:style-name="L3">
        <text:list-item>
          <text:p text:style-name="P3">Email</text:p>
        </text:list-item>
        <text:list-item>
          <text:p text:style-name="P3">Password</text:p>
        </text:list-item>
        <text:list-item>
          <text:p text:style-name="P3">Address</text:p>
        </text:list-item>
        <text:list-item>
          <text:p text:style-name="P3">Name</text:p>
        </text:list-item>
        <text:list-item>
          <text:p text:style-name="P3">Phone number</text:p>
        </text:list-item>
        <text:list-item>
          <text:p text:style-name="P3">Gender</text:p>
        </text:list-item>
        <text:list-item>
          <text:p text:style-name="P3">Date Of Birth</text:p>
        </text:list-item>
      </text:list>
      <text:p text:style-name="P1"/>
      <text:p text:style-name="P1"/>
      <text:p text:style-name="P1">Admin:-</text:p>
      <text:list xml:id="list550879347" text:style-name="L2">
        <text:list-item>
          <text:p text:style-name="P2">Email</text:p>
        </text:list-item>
        <text:list-item>
          <text:p text:style-name="P2">Password</text:p>
          <text:p text:style-name="P2"/>
        </text:list-item>
      </text:list>
      <text:p text:style-name="P1">CenterAdmin:-</text:p>
      <text:list xml:id="list1817759553" text:style-name="L4">
        <text:list-item>
          <text:p text:style-name="P4">Email</text:p>
        </text:list-item>
        <text:list-item>
          <text:p text:style-name="P4">Password</text:p>
        </text:list-item>
        <text:list-item>
          <text:p text:style-name="P8"><text:span text:style-name="T1">Location</text:span></text:p>
          <text:p text:style-name="P8"><text:span text:style-name="T1"><text:tab/></text:span></text:p>
        </text:list-item>
      </text:list>
      <text:p text:style-name="P1">Doctor :- </text:p>
      <text:list xml:id="list4052972910" text:style-name="L6">
        <text:list-item>
          <text:p text:style-name="P5">Email</text:p>
        </text:list-item>
        <text:list-item>
          <text:p text:style-name="P5">Password</text:p>
        </text:list-item>
        <text:list-item>
          <text:p text:style-name="P5">Center</text:p>
        </text:list-item>
        <text:list-item>
          <text:p text:style-name="P5">Adhar Card</text:p>
          <text:p text:style-name="P5"/>
        </text:list-item>
      </text:list>
      <text:p text:style-name="P1">Government :- </text:p>
      <text:list xml:id="list174316957" text:style-name="L7">
        <text:list-item>
          <text:p text:style-name="P6">Email </text:p>
        </text:list-item>
        <text:list-item>
          <text:p text:style-name="P6">Password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07:27:34.245144263</meta:creation-date>
    <dc:date>2024-05-03T07:35:09.296645035</dc:date>
    <meta:editing-duration>PT7M35S</meta:editing-duration>
    <meta:editing-cycles>1</meta:editing-cycles>
    <meta:document-statistic meta:table-count="0" meta:image-count="0" meta:object-count="0" meta:page-count="1" meta:paragraph-count="27" meta:word-count="54" meta:character-count="228" meta:non-whitespace-character-count="213"/>
    <meta:generator>LibreOffice/7.3.7.2$Linux_X86_64 LibreOffice_project/30$Build-2</meta:generator>
  </office:meta>
</office:document-meta>
</file>